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" style:parent-style-name="Citationintense" style:family="paragraph">
      <style:text-properties style:font-name="Arial" style:font-name-complex="Arial" fo:font-style="normal" style:font-style-asian="normal" style:font-style-complex="normal" fo:font-size="12pt" style:font-size-asian="12pt" style:font-size-complex="12pt"/>
    </style:style>
    <style:style style:name="P4" style:parent-style-name="Normal" style:family="paragraph"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text-properties style:font-name="Arial" style:font-name-complex="Arial" fo:font-size="12pt" style:font-size-asian="12pt" style:font-size-complex="12pt"/>
    </style:style>
    <style:style style:name="P6" style:parent-style-name="Normal" style:family="paragraph"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text-properties style:font-name="Arial" style:font-name-complex="Arial" fo:font-size="12pt" style:font-size-asian="12pt" style:font-size-complex="12pt"/>
    </style:style>
    <style:style style:name="T8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9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0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1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2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3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4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5" style:parent-style-name="Policepardéfaut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Suivi de projet</text:p>
      <text:p text:style-name="P2"/>
      <text:p text:style-name="P3">Création d’un jeu</text:p>
      <text:p text:style-name="Normal"/>
      <text:p text:style-name="P4">Le lycée Aimé Césaire propose un projet lors de l’année de terminal. Nous allons vous présenter ce projet. Il consiste à créer un jeu en Python. Nous avons<text:s/>utilisé<text:s/>Visual studio et la librairie<text:s/>pyrame. Nous sommes partis sur une programmation objet.<text:s/>Notre jeu s’appelle « Racoon land »</text:p>
      <text:p text:style-name="P5">Notre jeu est un plateformer ou un raton laveur doit sauver le monde grâce a son pouvoir de remonter le temps. Il passe plusieurs<text:s/>étapes pour sauver sa vie et celle de ses proches.</text:p>
      <text:p text:style-name="P6">Nous commençons par<text:s/>faire une plateforme, et les mouvements du personnage et un début de gravité. Rapidement on décide de faire des niveau grâce a une matrice. On a donc décidé de<text:s/>faire un level-designer qui permet donc de créer des niveaux et pour cela on a utilisé la librairie Tkinter et on l’a amélioré au fur et<text:s/>à<text:s/>mesure. En<text:s/>même temps on a<text:s/>commencé<text:s/>le design.<text:s/></text:p>
      <text:p text:style-name="P7">Nous avons eu comme idée de créer un mini-jeu. C’est une sorte de labyrinthe avec des murs mouvants ainsi que des plaques pressions et des boutons. De plus il y aura des récompenses ainsi que<text:s/>des sacs piégés.<text:s/></text:p>
      <text:p text:style-name="Normal"><text:span text:style-name="T8">Nous avons revu le saut et la gravité, car ce n’étais pas fluide.<text:s/></text:span><text:span text:style-name="T9">Ça</text:span><text:span text:style-name="T10"><text:s/></text:span><text:span text:style-name="T11">prend</text:span><text:span text:style-name="T12"><text:s/>beaucoup plus de temps prévu due à un problème de collision. On a donc refait<text:s/></text:span><text:span text:style-name="T13">entièrement</text:span><text:span text:style-name="T14"><text:s/>la fonction du saut.</text:span><text:span text:style-name="T15">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fo:letter-spacing="-0.0069in" fo:font-size="28pt" style:font-size-asian="28pt" style:font-size-complex="28pt"/>
    </style:style>
    <style:style style:name="Citationintense" style:display-name="Citation intens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line-height="100%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4472C4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header>
        <text:p text:style-name="En-tête">De Mathieu Monnier, Lucas Molendi et Clément Busson<text:tab/>Projet NS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NNIER Matthieu David Tristan</meta:initial-creator>
    <dc:creator>BUSSON Clément Christian Gilles</dc:creator>
    <meta:creation-date>2024-01-31T09:27:00Z</meta:creation-date>
    <dc:date>2024-04-12T08:32:00Z</dc:date>
    <meta:template xlink:href="Normal" xlink:type="simple"/>
    <meta:editing-cycles>9</meta:editing-cycles>
    <meta:editing-duration>PT7140S</meta:editing-duration>
    <meta:document-statistic meta:page-count="1" meta:paragraph-count="2" meta:word-count="195" meta:character-count="1266" meta:row-count="8" meta:non-whitespace-character-count="1073"/>
  </office:meta>
</office:document-meta>
</file>